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2.24pt"/>
    </style:style>
    <style:style style:name="co3" style:family="table-column">
      <style:table-column-properties fo:break-before="auto" style:column-width="173pt"/>
    </style:style>
    <style:style style:name="co4" style:family="table-column">
      <style:table-column-properties fo:break-before="auto" style:column-width="18.74pt"/>
    </style:style>
    <style:style style:name="co5" style:family="table-column">
      <style:table-column-properties fo:break-before="auto" style:column-width="271.81pt"/>
    </style:style>
    <style:style style:name="co8" style:family="table-column">
      <style:table-column-properties fo:break-before="auto" style:column-width="16.81pt"/>
    </style:style>
    <style:style style:name="co9" style:family="table-column">
      <style:table-column-properties fo:break-before="auto" style:column-width="240.35pt"/>
    </style:style>
    <style:style style:name="co10" style:family="table-column">
      <style:table-column-properties fo:break-before="auto" style:column-width="248.8pt"/>
    </style:style>
    <style:style style:name="co11" style:family="table-column">
      <style:table-column-properties fo:break-before="auto" style:column-width="72.45pt"/>
    </style:style>
    <style:style style:name="co12" style:family="table-column">
      <style:table-column-properties fo:break-before="auto" style:column-width="64.09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3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2.34pt" fo:break-before="auto" style:use-optimal-row-height="true"/>
    </style:style>
    <style:style style:name="ro6" style:family="table-row">
      <style:table-row-properties style:row-height="33.31pt" fo:break-before="auto" style:use-optimal-row-height="true"/>
    </style:style>
    <style:style style:name="ro7" style:family="table-row">
      <style:table-row-properties style:row-height="44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wrap-option="wrap" style:vertical-align="top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wrap-option="wrap" style:vertical-align="top"/>
    </style:style>
    <style:style style:name="ce11" style:family="table-cell" style:parent-style-name="Default" style:data-style-name="N3"/>
    <style:style style:name="ce12" style:family="table-cell" style:parent-style-name="Default" style:data-style-name="N123"/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bject token's POS tag</text:p>
          </table:table-cell>
          <table:table-cell table:style-name="ce3" office:value-type="string" calcext:value-type="string">
            <text:p>postag.index(first['upostag']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ject token's dependency relation</text:p>
          </table:table-cell>
          <table:table-cell table:style-name="ce3" office:value-type="string" calcext:value-type="string">
            <text:p>deprel.index(first['deprel']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ject token's head POS tag</text:p>
          </table:table-cell>
          <table:table-cell table:style-name="ce3" office:value-type="string" calcext:value-type="string">
            <text:p>postag.index(first['head_upostag']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bject token's named entity</text:p>
          </table:table-cell>
          <table:table-cell table:style-name="ce3" office:value-type="string" calcext:value-type="string">
            <text:p>entity.index(first['entity']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 token's dependents count</text:p>
          </table:table-cell>
          <table:table-cell office:value-type="string" calcext:value-type="string">
            <text:p>len(first['children']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bject token's distance from predicate</text:p>
          </table:table-cell>
          <table:table-cell table:style-name="ce3" office:value-type="string" calcext:value-type="string">
            <text:p>distance_first_second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ubject token's dependency with predicate</text:p>
          </table:table-cell>
          <table:table-cell table:style-name="ce3" office:value-type="string" calcext:value-type="string">
            <text:p>first_is_child_of_seco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 token's previous neighbour's POS tag</text:p>
          </table:table-cell>
          <table:table-cell office:value-type="string" calcext:value-type="string">
            <text:p>get_prev_upostag(firs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bject token's next neighbour's POS tag</text:p>
          </table:table-cell>
          <table:table-cell office:value-type="string" calcext:value-type="string">
            <text:p>get_next_upostag(firs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bject token's nearest ADP token</text:p>
          </table:table-cell>
          <table:table-cell office:value-type="string" calcext:value-type="string">
            <text:p>1 if first['nearest_adp_id'] else 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edicate token's POS tag</text:p>
          </table:table-cell>
          <table:table-cell table:style-name="ce3" office:value-type="string" calcext:value-type="string">
            <text:p>postag.index(second['upostag'])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redicate token's dependency relation</text:p>
          </table:table-cell>
          <table:table-cell table:style-name="ce3" office:value-type="string" calcext:value-type="string">
            <text:p>deprel.index(second['deprel'])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redicate token's head POS tag</text:p>
          </table:table-cell>
          <table:table-cell table:style-name="ce3" office:value-type="string" calcext:value-type="string">
            <text:p>postag.index(second['head_upostag']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icate token's named entity</text:p>
          </table:table-cell>
          <table:table-cell office:value-type="string" calcext:value-type="string">
            <text:p>entity.index(second['entity'])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redicate token's dependents count</text:p>
          </table:table-cell>
          <table:table-cell table:style-name="ce3" office:value-type="string" calcext:value-type="string">
            <text:p>len(second['children']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icate token's previous neighbour's POS tag</text:p>
          </table:table-cell>
          <table:table-cell office:value-type="string" calcext:value-type="string">
            <text:p>get_prev_upostag(secon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icate token's next neighbour's POS tag</text:p>
          </table:table-cell>
          <table:table-cell office:value-type="string" calcext:value-type="string">
            <text:p>get_next_upostag(second)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bject token's POS tag</text:p>
          </table:table-cell>
          <table:table-cell table:style-name="ce3" office:value-type="string" calcext:value-type="string">
            <text:p>postag.index(third['upostag'])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Object token's dependency relation</text:p>
          </table:table-cell>
          <table:table-cell table:style-name="ce3" office:value-type="string" calcext:value-type="string">
            <text:p>deprel.index(third['deprel'])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bject token's head POS tag</text:p>
          </table:table-cell>
          <table:table-cell table:style-name="ce3" office:value-type="string" calcext:value-type="string">
            <text:p>postag.index(third['head_upostag'])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bject token's named entity</text:p>
          </table:table-cell>
          <table:table-cell table:style-name="ce3" office:value-type="string" calcext:value-type="string">
            <text:p>entity.index(third['entity']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Object token's dependents count</text:p>
          </table:table-cell>
          <table:table-cell table:style-name="ce3" office:value-type="string" calcext:value-type="string">
            <text:p>len(third['children'])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Object token's distance from predicate</text:p>
          </table:table-cell>
          <table:table-cell table:style-name="ce3" office:value-type="string" calcext:value-type="string">
            <text:p>distance_second_third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Object token's dependency with predicate</text:p>
          </table:table-cell>
          <table:table-cell table:style-name="ce3" office:value-type="string" calcext:value-type="string">
            <text:p>third_is_child_of_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token's previous neighbour's POS tag</text:p>
          </table:table-cell>
          <table:table-cell office:value-type="string" calcext:value-type="string">
            <text:p>get_prev_upostag(thir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token's next neighbour's POS tag</text:p>
          </table:table-cell>
          <table:table-cell office:value-type="string" calcext:value-type="string">
            <text:p>get_next_upostag(thir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token's nearest ADP token</text:p>
          </table:table-cell>
          <table:table-cell office:value-type="string" calcext:value-type="string">
            <text:p>1 if third['nearest_adp_id'] else 0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5" table:visibility="collapse" table:default-cell-style-name="ce4"/>
        <table:table-column table:style-name="co5" table:default-cell-style-name="ce4"/>
        <table:table-column table:style-name="co1" table:number-columns-repeated="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bject/object</text:p>
          </table:table-cell>
          <table:table-cell office:value-type="string" calcext:value-type="string">
            <text:p>Jika dependency relation dependent di antara ['compound', 'name', 'amod']</text:p>
          </table:table-cell>
          <table:table-cell office:value-type="string" calcext:value-type="string">
            <text:p>If dependent's relation to the token <text:s/>is either “compound”, “name” <text:s/>or “amod”</text:p>
          </table:table-cell>
          <table:table-cell office:value-type="string" calcext:value-type="string">
            <text:p>Expand</text:p>
          </table:table-cell>
          <table:table-cell/>
          <table:table-cell table:formula="of:=[.A1]&amp;&quot; &amp; &quot;&amp;[.D1]&amp;&quot; &amp; &quot;&amp;[.E1]&amp;&quot; \\&quot;" office:value-type="string" office:string-value="1 &amp; If dependent's relation to the token  is either “compound”, “name”  or “amod” &amp; Expand \\" calcext:value-type="string">
            <text:p>1 &amp; If dependent's relation to the token <text:s/>is either “compound”, “name” <text:s/>or “amod” &amp; Expand \\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ika dependent memiliki named-entity yang sama dengan token</text:p>
          </table:table-cell>
          <table:table-cell office:value-type="string" calcext:value-type="string">
            <text:p>If dependent has same named entity as the token</text:p>
          </table:table-cell>
          <table:table-cell office:value-type="string" calcext:value-type="string">
            <text:p>Expand</text:p>
          </table:table-cell>
          <table:table-cell/>
          <table:table-cell table:formula="of:=[.A2]&amp;&quot; &amp; &quot;&amp;[.D2]&amp;&quot; &amp; &quot;&amp;[.E2]&amp;&quot; \\&quot;" office:value-type="string" office:string-value="2 &amp; If dependent has same named entity as the token &amp; Expand \\" calcext:value-type="string">
            <text:p>2 &amp; If dependent has same named entity as the token &amp; Expand \\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ika dependent dan token berada dalam kutipan (quote)</text:p>
          </table:table-cell>
          <table:table-cell office:value-type="string" calcext:value-type="string">
            <text:p>If dependent and the token are wrapped by quotes or double quotes </text:p>
          </table:table-cell>
          <table:table-cell office:value-type="string" calcext:value-type="string">
            <text:p>Expand</text:p>
          </table:table-cell>
          <table:table-cell/>
          <table:table-cell table:formula="of:=[.A3]&amp;&quot; &amp; &quot;&amp;[.D3]&amp;&quot; &amp; &quot;&amp;[.E3]&amp;&quot; \\&quot;" office:value-type="string" office:string-value="3 &amp; If dependent and the token are wrapped by quotes or double quotes  &amp; Expand \\" calcext:value-type="string">
            <text:p>3 &amp; If dependent and the token are wrapped by quotes or double quotes <text:s/>&amp; Expand \\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ika token merupakan root kalimat</text:p>
          </table:table-cell>
          <table:table-cell office:value-type="string" calcext:value-type="string">
            <text:p>If the head is a sentence root</text:p>
          </table:table-cell>
          <table:table-cell office:value-type="string" calcext:value-type="string">
            <text:p>Ignore</text:p>
          </table:table-cell>
          <table:table-cell/>
          <table:table-cell table:formula="of:=[.A4]&amp;&quot; &amp; &quot;&amp;[.D4]&amp;&quot; &amp; &quot;&amp;[.E4]&amp;&quot; \\&quot;" office:value-type="string" office:string-value="4 &amp; If the head is a sentence root &amp; Ignore \\" calcext:value-type="string">
            <text:p>4 &amp; If the head is a sentence root &amp; Ignore \\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ika POS tag dependent merupakan CONJ atau termasuk simbol [“,”, “/”] (abaikan juga token setelahnya)</text:p>
          </table:table-cell>
          <table:table-cell office:value-type="string" calcext:value-type="string">
            <text:p>If dependent's POS tag is CONJ or its form is either “,” (comma) or “/” (slash)</text:p>
          </table:table-cell>
          <table:table-cell office:value-type="string" calcext:value-type="string">
            <text:p>Ignore</text:p>
          </table:table-cell>
          <table:table-cell/>
          <table:table-cell table:formula="of:=[.A5]&amp;&quot; &amp; &quot;&amp;[.D5]&amp;&quot; &amp; &quot;&amp;[.E5]&amp;&quot; \\&quot;" office:value-type="string" office:string-value="5 &amp; If dependent's POS tag is CONJ or its form is either “,” (comma) or “/” (slash) &amp; Ignore \\" calcext:value-type="string">
            <text:p>5 &amp; If dependent's POS tag is CONJ or its form is either “,” (comma) or “/” (slash) &amp; Ignore \\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ika POS tag dependent termasuk ['VERB', 'ADP']</text:p>
          </table:table-cell>
          <table:table-cell office:value-type="string" calcext:value-type="string">
            <text:p>If dependent's POS tag is either “VERB” or “ADP”</text:p>
          </table:table-cell>
          <table:table-cell office:value-type="string" calcext:value-type="string">
            <text:p>Ignore</text:p>
          </table:table-cell>
          <table:table-cell/>
          <table:table-cell table:formula="of:=[.A6]&amp;&quot; &amp; &quot;&amp;[.D6]&amp;&quot; &amp; &quot;&amp;[.E6]&amp;&quot; \\&quot;" office:value-type="string" office:string-value="6 &amp; If dependent's POS tag is either “VERB” or “ADP” &amp; Ignore \\" calcext:value-type="string">
            <text:p>6 &amp; If dependent's POS tag is either “VERB” or “ADP” &amp; Ignore \\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ka dependent memiliki dependent dengan POS tag ADP (adposition)</text:p>
          </table:table-cell>
          <table:table-cell office:value-type="string" calcext:value-type="string">
            <text:p>If dependent has at least one dependent with “ADP” POS tag</text:p>
          </table:table-cell>
          <table:table-cell office:value-type="string" calcext:value-type="string">
            <text:p>Ignore</text:p>
          </table:table-cell>
          <table:table-cell/>
          <table:table-cell table:formula="of:=[.A7]&amp;&quot; &amp; &quot;&amp;[.D7]&amp;&quot; &amp; &quot;&amp;[.E7]&amp;&quot; \\&quot;" office:value-type="string" office:string-value="7 &amp; If dependent has at least one dependent with “ADP” POS tag &amp; Ignore \\" calcext:value-type="string">
            <text:p>7 &amp; If dependent has at least one dependent with “ADP” POS tag &amp; Ignore \\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ka token dengan POS tag ['CONJ', 'ADP'] berada di awal atau akhir hasil ekspansi</text:p>
          </table:table-cell>
          <table:table-cell office:value-type="string" calcext:value-type="string">
            <text:p>If the first or last token in expansion result has “CONJ” or “ADP” POS tag</text:p>
          </table:table-cell>
          <table:table-cell office:value-type="string" calcext:value-type="string">
            <text:p>Remove</text:p>
          </table:table-cell>
          <table:table-cell/>
          <table:table-cell table:formula="of:=[.A8]&amp;&quot; &amp; &quot;&amp;[.D8]&amp;&quot; &amp; &quot;&amp;[.E8]&amp;&quot; \\&quot;" office:value-type="string" office:string-value="8 &amp; If the first or last token in expansion result has “CONJ” or “ADP” POS tag &amp; Remove \\" calcext:value-type="string">
            <text:p>8 &amp; If the first or last token in expansion result has “CONJ” or “ADP” POS tag &amp; Remove \\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ika token merupakan tanda kurung yang tidak lengkap di awal atau akhir hasil ekspansi</text:p>
          </table:table-cell>
          <table:table-cell office:value-type="string" calcext:value-type="string">
            <text:p>If the first or last index of expansion result is an incomplete parentheses symbol</text:p>
          </table:table-cell>
          <table:table-cell office:value-type="string" calcext:value-type="string">
            <text:p>Remove</text:p>
          </table:table-cell>
          <table:table-cell/>
          <table:table-cell table:formula="of:=[.A9]&amp;&quot; &amp; &quot;&amp;[.D9]&amp;&quot; &amp; &quot;&amp;[.E9]&amp;&quot; \\&quot;" office:value-type="string" office:string-value="9 &amp; If the first or last index of expansion result is an incomplete parentheses symbol &amp; Remove \\" calcext:value-type="string">
            <text:p>9 &amp; If the first or last index of expansion result is an incomplete parentheses symbol &amp; Remove \\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ika token “yang” berada pada akhir hasil ekspansi</text:p>
          </table:table-cell>
          <table:table-cell office:value-type="string" calcext:value-type="string">
            <text:p>If the last index of expansion result is “yang”</text:p>
          </table:table-cell>
          <table:table-cell office:value-type="string" calcext:value-type="string">
            <text:p>Remove</text:p>
          </table:table-cell>
          <table:table-cell/>
          <table:table-cell table:formula="of:=[.A10]&amp;&quot; &amp; &quot;&amp;[.D10]&amp;&quot; &amp; &quot;&amp;[.E10]&amp;&quot; \\&quot;" office:value-type="string" office:string-value="10 &amp; If the last index of expansion result is “yang” &amp; Remove \\" calcext:value-type="string">
            <text:p>10 &amp; If the last index of expansion result is “yang” &amp; Remove \\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Jika dependent adalah kata “tidak” </text:p>
          </table:table-cell>
          <table:table-cell office:value-type="string" calcext:value-type="string">
            <text:p>If dependent is “tidak”</text:p>
          </table:table-cell>
          <table:table-cell office:value-type="string" calcext:value-type="string">
            <text:p>Expand</text:p>
          </table:table-cell>
          <table:table-cell table:number-columns-repeated="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586.35pt" svg:height="366.18pt" svg:x="17.18pt" svg:y="351.67pt">
            <loext:p draw:notify-on-update-of-ranges="Sheet3.B9:Sheet3.F9 Sheet3.A10:Sheet3.A10 Sheet3.B10:Sheet3.F10 Sheet3.A11:Sheet3.A11 Sheet3.B11:Sheet3.F11 Sheet3.A12:Sheet3.A12 Sheet3.B12:Sheet3.F12 Sheet3.A13:Sheet3.A13 Sheet3.B13:Sheet3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55.24pt" svg:y="940.42pt">
            <loext:p draw:notify-on-update-of-ranges="Sheet3.B77:Sheet3.F77 Sheet3.B88:Sheet3.F88 Sheet3.B120:Sheet3.F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2" table:number-columns-repeated="15" table:default-cell-style-name="Default"/>
        <table:table-row table:style-name="ro4">
          <table:table-cell table:style-name="ce9" office:value-type="string" calcext:value-type="string">
            <text:p>Training Score</text:p>
          </table:table-cell>
          <table:table-cell table:style-name="ce22"/>
          <table:table-cell table:number-columns-repeated="14"/>
        </table:table-row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ogreg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88" calcext:value-type="float">
            <text:p>0.88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73" calcext:value-type="float">
            <text:p>0.73</text:p>
          </table:table-cell>
          <table:table-cell office:value-type="float" office:value="0.96" calcext:value-type="float">
            <text:p>0.96</text:p>
          </table:table-cell>
          <table:table-cell table:style-name="ce9" office:value-type="float" office:value="0.83" calcext:value-type="float">
            <text:p>0.83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table:style-name="ce9" office:value-type="string" calcext:value-type="string">
            <text:p>Standar Deviasi F1 Cross-Validation</text:p>
          </table:table-cell>
          <table:table-cell table:number-columns-repeated="1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0335760517799" calcext:value-type="float">
            <text:p>0.03</text:p>
          </table:table-cell>
          <table:table-cell table:style-name="ce10" office:value-type="float" office:value="0.0542545050619" calcext:value-type="float">
            <text:p>0.05</text:p>
          </table:table-cell>
          <table:table-cell table:style-name="ce10" office:value-type="float" office:value="0.0584017522748" calcext:value-type="float">
            <text:p>0.06</text:p>
          </table:table-cell>
          <table:table-cell table:style-name="ce10" office:value-type="float" office:value="0.101671107859" calcext:value-type="float">
            <text:p>0.10</text:p>
          </table:table-cell>
          <table:table-cell table:style-name="ce10" office:value-type="float" office:value="0.127680496395" calcext:value-type="float">
            <text:p>0.13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SVM</text:p>
          </table:table-cell>
          <table:table-cell table:style-name="ce10" office:value-type="float" office:value="0.00961810466761" calcext:value-type="float">
            <text:p>0.01</text:p>
          </table:table-cell>
          <table:table-cell table:style-name="ce10" office:value-type="float" office:value="0.0230845337548" calcext:value-type="float">
            <text:p>0.02</text:p>
          </table:table-cell>
          <table:table-cell table:style-name="ce10" office:value-type="float" office:value="0.0596656580466" calcext:value-type="float">
            <text:p>0.06</text:p>
          </table:table-cell>
          <table:table-cell table:style-name="ce10" office:value-type="float" office:value="0.134803272561" calcext:value-type="float">
            <text:p>0.13</text:p>
          </table:table-cell>
          <table:table-cell table:style-name="ce10" office:value-type="float" office:value="0.14698771804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0257289879931" calcext:value-type="float">
            <text:p>0.03</text:p>
          </table:table-cell>
          <table:table-cell table:style-name="ce10" office:value-type="float" office:value="0.0647544699378" calcext:value-type="float">
            <text:p>0.06</text:p>
          </table:table-cell>
          <table:table-cell table:style-name="ce10" office:value-type="float" office:value="0.0979205771553" calcext:value-type="float">
            <text:p>0.10</text:p>
          </table:table-cell>
          <table:table-cell table:style-name="ce10" office:value-type="float" office:value="0.148237895026" calcext:value-type="float">
            <text:p>0.15</text:p>
          </table:table-cell>
          <table:table-cell table:style-name="ce10" office:value-type="float" office:value="0.148072588017" calcext:value-type="float">
            <text:p>0.15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0387343153301" calcext:value-type="float">
            <text:p>0.04</text:p>
          </table:table-cell>
          <table:table-cell table:style-name="ce10" office:value-type="float" office:value="0.0850980984703" calcext:value-type="float">
            <text:p>0.09</text:p>
          </table:table-cell>
          <table:table-cell table:style-name="ce10" office:value-type="float" office:value="0.115475187242" calcext:value-type="float">
            <text:p>0.12</text:p>
          </table:table-cell>
          <table:table-cell table:style-name="ce10" office:value-type="float" office:value="0.131360635539" calcext:value-type="float">
            <text:p>0.13</text:p>
          </table:table-cell>
          <table:table-cell table:style-name="ce10" office:value-type="float" office:value="0.228217306541" calcext:value-type="float">
            <text:p>0.23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K-Fold Cross-Validation dengan Variasi k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/>
          <table:table-cell table:style-name="ce16" office:value-type="string" calcext:value-type="string">
            <text:p>CV k=2</text:p>
          </table:table-cell>
          <table:table-cell table:number-columns-repeated="2"/>
          <table:table-cell table:style-name="ce16" office:value-type="string" calcext:value-type="string">
            <text:p>CV k=3</text:p>
          </table:table-cell>
          <table:table-cell table:number-columns-repeated="2"/>
          <table:table-cell table:style-name="ce16" office:value-type="string" calcext:value-type="string">
            <text:p>CV k=5</text:p>
          </table:table-cell>
          <table:table-cell table:number-columns-repeated="2"/>
          <table:table-cell table:style-name="ce16" office:value-type="string" calcext:value-type="string">
            <text:p>CV k=7</text:p>
          </table:table-cell>
          <table:table-cell table:number-columns-repeated="2"/>
          <table:table-cell table:style-name="ce16" office:value-type="string" calcext:value-type="string">
            <text:p>CV k=10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1</text:p>
          </table:table-cell>
        </table:table-row>
        <table:table-row table:style-name="ro4">
          <table:table-cell office:value-type="string" calcext:value-type="string">
            <text:p>Logreg</text:p>
          </table:table-cell>
          <table:table-cell table:style-name="ce10" office:value-type="float" office:value="0.576576576577" calcext:value-type="float">
            <text:p>0.58</text:p>
          </table:table-cell>
          <table:table-cell table:style-name="ce10" office:value-type="float" office:value="0.287878787879" calcext:value-type="float">
            <text:p>0.29</text:p>
          </table:table-cell>
          <table:table-cell table:style-name="ce10" office:value-type="float" office:value="0.383090614887" calcext:value-type="float">
            <text:p>0.38</text:p>
          </table:table-cell>
          <table:table-cell table:style-name="ce10" office:value-type="float" office:value="0.64212962963" calcext:value-type="float">
            <text:p>0.64</text:p>
          </table:table-cell>
          <table:table-cell table:style-name="ce10" office:value-type="float" office:value="0.280303030303" calcext:value-type="float">
            <text:p>0.28</text:p>
          </table:table-cell>
          <table:table-cell table:style-name="ce10" office:value-type="float" office:value="0.368363484593" calcext:value-type="float">
            <text:p>0.37</text:p>
          </table:table-cell>
          <table:table-cell table:style-name="ce10" office:value-type="float" office:value="0.689682539683" calcext:value-type="float">
            <text:p>0.69</text:p>
          </table:table-cell>
          <table:table-cell table:style-name="ce10" office:value-type="float" office:value="0.264672364672" calcext:value-type="float">
            <text:p>0.26</text:p>
          </table:table-cell>
          <table:table-cell table:style-name="ce10" office:value-type="float" office:value="0.356072868864" calcext:value-type="float">
            <text:p>0.36</text:p>
          </table:table-cell>
          <table:table-cell table:style-name="ce17" office:value-type="float" office:value="0.707181707182" calcext:value-type="float">
            <text:p>0.71</text:p>
          </table:table-cell>
          <table:table-cell table:style-name="ce10" office:value-type="float" office:value="0.265246449457" calcext:value-type="float">
            <text:p>0.27</text:p>
          </table:table-cell>
          <table:table-cell table:style-name="ce10" office:value-type="float" office:value="0.362453497528" calcext:value-type="float">
            <text:p>0.36</text:p>
          </table:table-cell>
          <table:table-cell table:style-name="ce10" office:value-type="float" office:value="0.698571428571" calcext:value-type="float">
            <text:p>0.70</text:p>
          </table:table-cell>
          <table:table-cell table:style-name="ce10" office:value-type="float" office:value="0.258241758242" calcext:value-type="float">
            <text:p>0.26</text:p>
          </table:table-cell>
          <table:table-cell table:style-name="ce10" office:value-type="float" office:value="0.355882048472" calcext:value-type="float">
            <text:p>0.36</text:p>
          </table:table-cell>
        </table:table-row>
        <table:table-row table:style-name="ro4">
          <table:table-cell office:value-type="string" calcext:value-type="string">
            <text:p>SVM</text:p>
          </table:table-cell>
          <table:table-cell table:style-name="ce17" office:value-type="float" office:value="0.703296703297" calcext:value-type="float">
            <text:p>0.70</text:p>
          </table:table-cell>
          <table:table-cell table:style-name="ce10" office:value-type="float" office:value="0.393939393939" calcext:value-type="float">
            <text:p>0.39</text:p>
          </table:table-cell>
          <table:table-cell table:style-name="ce17" office:value-type="float" office:value="0.504667609618" calcext:value-type="float">
            <text:p>0.50</text:p>
          </table:table-cell>
          <table:table-cell table:style-name="ce17" office:value-type="float" office:value="0.685215053763" calcext:value-type="float">
            <text:p>0.69</text:p>
          </table:table-cell>
          <table:table-cell table:style-name="ce10" office:value-type="float" office:value="0.416666666667" calcext:value-type="float">
            <text:p>0.42</text:p>
          </table:table-cell>
          <table:table-cell table:style-name="ce10" office:value-type="float" office:value="0.512521929825" calcext:value-type="float">
            <text:p>0.51</text:p>
          </table:table-cell>
          <table:table-cell table:style-name="ce17" office:value-type="float" office:value="0.744099378882" calcext:value-type="float">
            <text:p>0.7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8672750401" calcext:value-type="float">
            <text:p>0.49</text:p>
          </table:table-cell>
          <table:table-cell table:style-name="ce10" office:value-type="float" office:value="0.694934640523" calcext:value-type="float">
            <text:p>0.69</text:p>
          </table:table-cell>
          <table:table-cell table:style-name="ce10" office:value-type="float" office:value="0.378863826232" calcext:value-type="float">
            <text:p>0.38</text:p>
          </table:table-cell>
          <table:table-cell table:style-name="ce10" office:value-type="float" office:value="0.465717327862" calcext:value-type="float">
            <text:p>0.47</text:p>
          </table:table-cell>
          <table:table-cell table:style-name="ce17" office:value-type="float" office:value="0.763636363636" calcext:value-type="float">
            <text:p>0.76</text:p>
          </table:table-cell>
          <table:table-cell table:style-name="ce10" office:value-type="float" office:value="0.37032967033" calcext:value-type="float">
            <text:p>0.37</text:p>
          </table:table-cell>
          <table:table-cell table:style-name="ce10" office:value-type="float" office:value="0.457961446766" calcext:value-type="float">
            <text:p>0.46</text:p>
          </table:table-cell>
        </table:table-row>
        <table:table-row table:style-name="ro4">
          <table:table-cell office:value-type="string" calcext:value-type="string">
            <text:p>MLP</text:p>
          </table:table-cell>
          <table:table-cell table:style-name="ce10" office:value-type="float" office:value="0.456818181818" calcext:value-type="float">
            <text:p>0.46</text:p>
          </table:table-cell>
          <table:table-cell table:style-name="ce10" office:value-type="float" office:value="0.348484848485" calcext:value-type="float">
            <text:p>0.35</text:p>
          </table:table-cell>
          <table:table-cell table:style-name="ce10" office:value-type="float" office:value="0.38936535163" calcext:value-type="float">
            <text:p>0.39</text:p>
          </table:table-cell>
          <table:table-cell table:style-name="ce10" office:value-type="float" office:value="0.546469104666" calcext:value-type="float">
            <text:p>0.55</text:p>
          </table:table-cell>
          <table:table-cell table:style-name="ce10" office:value-type="float" office:value="0.462121212121" calcext:value-type="float">
            <text:p>0.46</text:p>
          </table:table-cell>
          <table:table-cell table:style-name="ce10" office:value-type="float" office:value="0.470734126984" calcext:value-type="float">
            <text:p>0.47</text:p>
          </table:table-cell>
          <table:table-cell table:style-name="ce10" office:value-type="float" office:value="0.541807692308" calcext:value-type="float">
            <text:p>0.54</text:p>
          </table:table-cell>
          <table:table-cell table:style-name="ce10" office:value-type="float" office:value="0.392877492877" calcext:value-type="float">
            <text:p>0.39</text:p>
          </table:table-cell>
          <table:table-cell table:style-name="ce10" office:value-type="float" office:value="0.406295665119" calcext:value-type="float">
            <text:p>0.41</text:p>
          </table:table-cell>
          <table:table-cell table:style-name="ce10" office:value-type="float" office:value="0.50282428761" calcext:value-type="float">
            <text:p>0.50</text:p>
          </table:table-cell>
          <table:table-cell table:style-name="ce10" office:value-type="float" office:value="0.379281537176" calcext:value-type="float">
            <text:p>0.38</text:p>
          </table:table-cell>
          <table:table-cell table:style-name="ce10" office:value-type="float" office:value="0.380499918691" calcext:value-type="float">
            <text:p>0.38</text:p>
          </table:table-cell>
          <table:table-cell table:style-name="ce10" office:value-type="float" office:value="0.592018988755" calcext:value-type="float">
            <text:p>0.59</text:p>
          </table:table-cell>
          <table:table-cell table:style-name="ce10" office:value-type="float" office:value="0.36043956044" calcext:value-type="float">
            <text:p>0.36</text:p>
          </table:table-cell>
          <table:table-cell table:style-name="ce10" office:value-type="float" office:value="0.4029104676" calcext:value-type="float">
            <text:p>0.40</text:p>
          </table:table-cell>
        </table:table-row>
        <table:table-row table:style-name="ro4">
          <table:table-cell office:value-type="string" calcext:value-type="string">
            <text:p>Random Forest</text:p>
          </table:table-cell>
          <table:table-cell table:style-name="ce10" office:value-type="float" office:value="0.518039215686" calcext:value-type="float">
            <text:p>0.52</text:p>
          </table:table-cell>
          <table:table-cell table:style-name="ce17" office:value-type="float" office:value="0.492424242424" calcext:value-type="float">
            <text:p>0.49</text:p>
          </table:table-cell>
          <table:table-cell table:style-name="ce10" office:value-type="float" office:value="0.500272776869" calcext:value-type="float">
            <text:p>0.50</text:p>
          </table:table-cell>
          <table:table-cell table:style-name="ce10" office:value-type="float" office:value="0.623625470276" calcext:value-type="float">
            <text:p>0.62</text:p>
          </table:table-cell>
          <table:table-cell table:style-name="ce17" office:value-type="float" office:value="0.583333333333" calcext:value-type="float">
            <text:p>0.58</text:p>
          </table:table-cell>
          <table:table-cell table:style-name="ce17" office:value-type="float" office:value="0.586356010581" calcext:value-type="float">
            <text:p>0.59</text:p>
          </table:table-cell>
          <table:table-cell table:style-name="ce10" office:value-type="float" office:value="0.590398278304" calcext:value-type="float">
            <text:p>0.59</text:p>
          </table:table-cell>
          <table:table-cell table:style-name="ce17" office:value-type="float" office:value="0.520797720798" calcext:value-type="float">
            <text:p>0.52</text:p>
          </table:table-cell>
          <table:table-cell table:style-name="ce17" office:value-type="float" office:value="0.489028808766" calcext:value-type="float">
            <text:p>0.49</text:p>
          </table:table-cell>
          <table:table-cell table:style-name="ce10" office:value-type="float" office:value="0.524013423" calcext:value-type="float">
            <text:p>0.52</text:p>
          </table:table-cell>
          <table:table-cell table:style-name="ce17" office:value-type="float" office:value="0.491645781119" calcext:value-type="float">
            <text:p>0.49</text:p>
          </table:table-cell>
          <table:table-cell table:style-name="ce17" office:value-type="float" office:value="0.471035108191" calcext:value-type="float">
            <text:p>0.47</text:p>
          </table:table-cell>
          <table:table-cell table:style-name="ce10" office:value-type="float" office:value="0.543114074993" calcext:value-type="float">
            <text:p>0.54</text:p>
          </table:table-cell>
          <table:table-cell table:style-name="ce17" office:value-type="float" office:value="0.476373626374" calcext:value-type="float">
            <text:p>0.48</text:p>
          </table:table-cell>
          <table:table-cell table:style-name="ce17" office:value-type="float" office:value="0.470275756253" calcext:value-type="float">
            <text:p>0.47</text:p>
          </table:table-cell>
        </table:table-row>
        <table:table-row table:style-name="ro4" table:number-rows-repeated="36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table:style-name="ce19"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office:value-type="float" office:value="23.264" calcext:value-type="float">
            <text:p>23.26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23.096" calcext:value-type="float">
            <text:p>23.10</text:p>
          </table:table-cell>
          <table:table-cell table:style-name="ce10" office:value-type="float" office:value="47.636" calcext:value-type="float">
            <text:p>47.64</text:p>
          </table:table-cell>
          <table:table-cell table:style-name="ce10" table:formula="of:=[.G63]*60+[.H63]" office:value-type="float" office:value="118.992" calcext:value-type="float">
            <text:p>118.99</text:p>
          </table:table-cell>
          <table:table-cell office:value-type="float" office:value="1" calcext:value-type="float">
            <text:p>1</text:p>
          </table:table-cell>
          <table:table-cell office:value-type="float" office:value="58.992" calcext:value-type="float">
            <text:p>58.99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office:value-type="float" office:value="12.928" calcext:value-type="float">
            <text:p>12.93</text:p>
          </table:table-cell>
          <table:table-cell table:style-name="ce10" office:value-type="float" office:value="16.852" calcext:value-type="float">
            <text:p>16.85</text:p>
          </table:table-cell>
          <table:table-cell table:style-name="ce10" office:value-type="float" office:value="21.108" calcext:value-type="float">
            <text:p>21.11</text:p>
          </table:table-cell>
          <table:table-cell table:style-name="ce10" office:value-type="float" office:value="49.76" calcext:value-type="float">
            <text:p>49.76</text:p>
          </table:table-cell>
          <table:table-cell table:style-name="ce10" table:formula="of:=[.G64]*60+[.H64]" office:value-type="float" office:value="116.38" calcext:value-type="float">
            <text:p>116.38</text:p>
          </table:table-cell>
          <table:table-cell office:value-type="float" office:value="1" calcext:value-type="float">
            <text:p>1</text:p>
          </table:table-cell>
          <table:table-cell office:value-type="float" office:value="56.38" calcext:value-type="float">
            <text:p>56.38</text:p>
          </table:table-cell>
          <table:table-cell table:number-columns-repeated="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office:value-type="float" office:value="19.092" calcext:value-type="float">
            <text:p>19.09</text:p>
          </table:table-cell>
          <table:table-cell table:style-name="ce10" office:value-type="float" office:value="15.048" calcext:value-type="float">
            <text:p>15.05</text:p>
          </table:table-cell>
          <table:table-cell table:style-name="ce10" office:value-type="float" office:value="25.328" calcext:value-type="float">
            <text:p>25.33</text:p>
          </table:table-cell>
          <table:table-cell table:style-name="ce10" office:value-type="float" office:value="51.936" calcext:value-type="float">
            <text:p>51.94</text:p>
          </table:table-cell>
          <table:table-cell table:style-name="ce10" table:formula="of:=[.G65]*60+[.H65]" office:value-type="float" office:value="119.9" calcext:value-type="float">
            <text:p>119.90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office:value-type="float" office:value="18.432" calcext:value-type="float">
            <text:p>18.43</text:p>
          </table:table-cell>
          <table:table-cell table:style-name="ce10" office:value-type="float" office:value="16.552" calcext:value-type="float">
            <text:p>16.55</text:p>
          </table:table-cell>
          <table:table-cell table:style-name="ce10" office:value-type="float" office:value="24.716" calcext:value-type="float">
            <text:p>24.72</text:p>
          </table:table-cell>
          <table:table-cell table:style-name="ce10" office:value-type="float" office:value="54.852" calcext:value-type="float">
            <text:p>54.85</text:p>
          </table:table-cell>
          <table:table-cell table:style-name="ce10" table:formula="of:=[.G66]*60+[.H66]" office:value-type="float" office:value="119.052" calcext:value-type="float">
            <text:p>119.05</text:p>
          </table:table-cell>
          <table:table-cell office:value-type="float" office:value="1" calcext:value-type="float">
            <text:p>1</text:p>
          </table:table-cell>
          <table:table-cell office:value-type="float" office:value="59.052" calcext:value-type="float">
            <text:p>59.052</text:p>
          </table:table-cell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office:value-type="float" office:value="17.348" calcext:value-type="float">
            <text:p>17.35</text:p>
          </table:table-cell>
          <table:table-cell table:style-name="ce10" office:value-type="float" office:value="16.344" calcext:value-type="float">
            <text:p>16.34</text:p>
          </table:table-cell>
          <table:table-cell table:style-name="ce10" office:value-type="float" office:value="24.952" calcext:value-type="float">
            <text:p>24.95</text:p>
          </table:table-cell>
          <table:table-cell table:style-name="ce10" office:value-type="float" office:value="50.792" calcext:value-type="float">
            <text:p>50.79</text:p>
          </table:table-cell>
          <table:table-cell table:style-name="ce10" table:formula="of:=[.G67]*60+[.H67]" office:value-type="float" office:value="122.072" calcext:value-type="float">
            <text:p>122.07</text:p>
          </table:table-cell>
          <table:table-cell office:value-type="float" office:value="2" calcext:value-type="float">
            <text:p>2</text:p>
          </table:table-cell>
          <table:table-cell office:value-type="float" office:value="2.072" calcext:value-type="float">
            <text:p>2.072</text:p>
          </table:table-cell>
          <table:table-cell table:number-columns-repeated="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office:value-type="float" office:value="17.58" calcext:value-type="float">
            <text:p>17.58</text:p>
          </table:table-cell>
          <table:table-cell table:style-name="ce10" office:value-type="float" office:value="14.9" calcext:value-type="float">
            <text:p>14.90</text:p>
          </table:table-cell>
          <table:table-cell table:style-name="ce10" office:value-type="float" office:value="23.996" calcext:value-type="float">
            <text:p>24.00</text:p>
          </table:table-cell>
          <table:table-cell table:style-name="ce10" office:value-type="float" office:value="50.688" calcext:value-type="float">
            <text:p>50.69</text:p>
          </table:table-cell>
          <table:table-cell table:style-name="ce10" table:formula="of:=[.G68]*60+[.H68]" office:value-type="float" office:value="115.624" calcext:value-type="float">
            <text:p>115.62</text:p>
          </table:table-cell>
          <table:table-cell office:value-type="float" office:value="1" calcext:value-type="float">
            <text:p>1</text:p>
          </table:table-cell>
          <table:table-cell office:value-type="float" office:value="55.624" calcext:value-type="float">
            <text:p>55.624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office:value-type="float" office:value="13.012" calcext:value-type="float">
            <text:p>13.01</text:p>
          </table:table-cell>
          <table:table-cell table:style-name="ce10" office:value-type="float" office:value="14.984" calcext:value-type="float">
            <text:p>14.98</text:p>
          </table:table-cell>
          <table:table-cell table:style-name="ce10" office:value-type="float" office:value="25.548" calcext:value-type="float">
            <text:p>25.55</text:p>
          </table:table-cell>
          <table:table-cell table:style-name="ce10" office:value-type="float" office:value="50.48" calcext:value-type="float">
            <text:p>50.48</text:p>
          </table:table-cell>
          <table:table-cell table:style-name="ce10" table:formula="of:=[.G69]*60+[.H69]" office:value-type="float" office:value="121.408" calcext:value-type="float">
            <text:p>121.41</text:p>
          </table:table-cell>
          <table:table-cell office:value-type="float" office:value="2" calcext:value-type="float">
            <text:p>2</text:p>
          </table:table-cell>
          <table:table-cell office:value-type="float" office:value="1.408" calcext:value-type="float">
            <text:p>1.408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float" office:value="17.084" calcext:value-type="float">
            <text:p>17.08</text:p>
          </table:table-cell>
          <table:table-cell table:style-name="ce10" office:value-type="float" office:value="15.248" calcext:value-type="float">
            <text:p>15.25</text:p>
          </table:table-cell>
          <table:table-cell table:style-name="ce10" office:value-type="float" office:value="49.876" calcext:value-type="float">
            <text:p>49.88</text:p>
          </table:table-cell>
          <table:table-cell table:style-name="ce10" office:value-type="float" office:value="47.752" calcext:value-type="float">
            <text:p>47.75</text:p>
          </table:table-cell>
          <table:table-cell table:style-name="ce10" table:formula="of:=[.G70]*60+[.H70]" office:value-type="float" office:value="112.4" calcext:value-type="float">
            <text:p>112.40</text:p>
          </table:table-cell>
          <table:table-cell office:value-type="float" office:value="1" calcext:value-type="float">
            <text:p>1</text:p>
          </table:table-cell>
          <table:table-cell office:value-type="float" office:value="52.4" calcext:value-type="float">
            <text:p>52.4</text:p>
          </table:table-cell>
          <table:table-cell table:number-columns-repeated="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office:value-type="float" office:value="28.032" calcext:value-type="float">
            <text:p>28.03</text:p>
          </table:table-cell>
          <table:table-cell table:style-name="ce10" office:value-type="float" office:value="17.676" calcext:value-type="float">
            <text:p>17.68</text:p>
          </table:table-cell>
          <table:table-cell table:style-name="ce10" office:value-type="float" office:value="23.184" calcext:value-type="float">
            <text:p>23.18</text:p>
          </table:table-cell>
          <table:table-cell table:style-name="ce10" office:value-type="float" office:value="52.632" calcext:value-type="float">
            <text:p>52.63</text:p>
          </table:table-cell>
          <table:table-cell table:style-name="ce10" table:formula="of:=[.G71]*60+[.H71]" office:value-type="float" office:value="114.276" calcext:value-type="float">
            <text:p>114.28</text:p>
          </table:table-cell>
          <table:table-cell office:value-type="float" office:value="1" calcext:value-type="float">
            <text:p>1</text:p>
          </table:table-cell>
          <table:table-cell office:value-type="float" office:value="54.276" calcext:value-type="float">
            <text:p>54.276</text:p>
          </table:table-cell>
          <table:table-cell table:number-columns-repeated="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office:value-type="float" office:value="15.788" calcext:value-type="float">
            <text:p>15.79</text:p>
          </table:table-cell>
          <table:table-cell table:style-name="ce10" office:value-type="float" office:value="16.36" calcext:value-type="float">
            <text:p>16.36</text:p>
          </table:table-cell>
          <table:table-cell table:style-name="ce10" office:value-type="float" office:value="21.612" calcext:value-type="float">
            <text:p>21.61</text:p>
          </table:table-cell>
          <table:table-cell table:style-name="ce10" office:value-type="float" office:value="46.412" calcext:value-type="float">
            <text:p>46.41</text:p>
          </table:table-cell>
          <table:table-cell table:style-name="ce10" table:formula="of:=[.G72]*60+[.H72]" office:value-type="float" office:value="124.608" calcext:value-type="float">
            <text:p>124.61</text:p>
          </table:table-cell>
          <table:table-cell office:value-type="float" office:value="2" calcext:value-type="float">
            <text:p>2</text:p>
          </table:table-cell>
          <table:table-cell office:value-type="float" office:value="4.608" calcext:value-type="float">
            <text:p>4.608</text:p>
          </table:table-cell>
          <table:table-cell table:number-columns-repeated="8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Waktu Proses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63]/5" office:value-type="float" office:value="4.6528" calcext:value-type="float">
            <text:p>4.65</text:p>
          </table:table-cell>
          <table:table-cell table:style-name="ce10" table:formula="of:=[.C63]/10" office:value-type="float" office:value="1.7084" calcext:value-type="float">
            <text:p>1.71</text:p>
          </table:table-cell>
          <table:table-cell table:style-name="ce10" table:formula="of:=[.D63]/100" office:value-type="float" office:value="0.23096" calcext:value-type="float">
            <text:p>0.23</text:p>
          </table:table-cell>
          <table:table-cell table:style-name="ce10" table:formula="of:=[.E63]/1000" office:value-type="float" office:value="0.047636" calcext:value-type="float">
            <text:p>0.05</text:p>
          </table:table-cell>
          <table:table-cell table:style-name="ce10" table:formula="of:=[.F63]/5000" office:value-type="float" office:value="0.023798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64]/5" office:value-type="float" office:value="2.5856" calcext:value-type="float">
            <text:p>2.59</text:p>
          </table:table-cell>
          <table:table-cell table:style-name="ce10" table:formula="of:=[.C64]/10" office:value-type="float" office:value="1.6852" calcext:value-type="float">
            <text:p>1.69</text:p>
          </table:table-cell>
          <table:table-cell table:style-name="ce10" table:formula="of:=[.D64]/100" office:value-type="float" office:value="0.21108" calcext:value-type="float">
            <text:p>0.21</text:p>
          </table:table-cell>
          <table:table-cell table:style-name="ce10" table:formula="of:=[.E64]/1000" office:value-type="float" office:value="0.04976" calcext:value-type="float">
            <text:p>0.05</text:p>
          </table:table-cell>
          <table:table-cell table:style-name="ce10" table:formula="of:=[.F64]/5000" office:value-type="float" office:value="0.02327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65]/5" office:value-type="float" office:value="3.8184" calcext:value-type="float">
            <text:p>3.82</text:p>
          </table:table-cell>
          <table:table-cell table:style-name="ce10" table:formula="of:=[.C65]/10" office:value-type="float" office:value="1.5048" calcext:value-type="float">
            <text:p>1.50</text:p>
          </table:table-cell>
          <table:table-cell table:style-name="ce10" table:formula="of:=[.D65]/100" office:value-type="float" office:value="0.25328" calcext:value-type="float">
            <text:p>0.25</text:p>
          </table:table-cell>
          <table:table-cell table:style-name="ce10" table:formula="of:=[.E65]/1000" office:value-type="float" office:value="0.051936" calcext:value-type="float">
            <text:p>0.05</text:p>
          </table:table-cell>
          <table:table-cell table:style-name="ce10" table:formula="of:=[.F65]/5000" office:value-type="float" office:value="0.0239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66]/5" office:value-type="float" office:value="3.6864" calcext:value-type="float">
            <text:p>3.69</text:p>
          </table:table-cell>
          <table:table-cell table:style-name="ce10" table:formula="of:=[.C66]/10" office:value-type="float" office:value="1.6552" calcext:value-type="float">
            <text:p>1.66</text:p>
          </table:table-cell>
          <table:table-cell table:style-name="ce10" table:formula="of:=[.D66]/100" office:value-type="float" office:value="0.24716" calcext:value-type="float">
            <text:p>0.25</text:p>
          </table:table-cell>
          <table:table-cell table:style-name="ce10" table:formula="of:=[.E66]/1000" office:value-type="float" office:value="0.054852" calcext:value-type="float">
            <text:p>0.05</text:p>
          </table:table-cell>
          <table:table-cell table:style-name="ce10" table:formula="of:=[.F66]/5000" office:value-type="float" office:value="0.023810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67]/5" office:value-type="float" office:value="3.4696" calcext:value-type="float">
            <text:p>3.47</text:p>
          </table:table-cell>
          <table:table-cell table:style-name="ce10" table:formula="of:=[.C67]/10" office:value-type="float" office:value="1.6344" calcext:value-type="float">
            <text:p>1.63</text:p>
          </table:table-cell>
          <table:table-cell table:style-name="ce10" table:formula="of:=[.D67]/100" office:value-type="float" office:value="0.24952" calcext:value-type="float">
            <text:p>0.25</text:p>
          </table:table-cell>
          <table:table-cell table:style-name="ce10" table:formula="of:=[.E67]/1000" office:value-type="float" office:value="0.050792" calcext:value-type="float">
            <text:p>0.05</text:p>
          </table:table-cell>
          <table:table-cell table:style-name="ce10" table:formula="of:=[.F67]/5000" office:value-type="float" office:value="0.0244144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68]/5" office:value-type="float" office:value="3.516" calcext:value-type="float">
            <text:p>3.52</text:p>
          </table:table-cell>
          <table:table-cell table:style-name="ce10" table:formula="of:=[.C68]/10" office:value-type="float" office:value="1.49" calcext:value-type="float">
            <text:p>1.49</text:p>
          </table:table-cell>
          <table:table-cell table:style-name="ce10" table:formula="of:=[.D68]/100" office:value-type="float" office:value="0.23996" calcext:value-type="float">
            <text:p>0.24</text:p>
          </table:table-cell>
          <table:table-cell table:style-name="ce10" table:formula="of:=[.E68]/1000" office:value-type="float" office:value="0.050688" calcext:value-type="float">
            <text:p>0.05</text:p>
          </table:table-cell>
          <table:table-cell table:style-name="ce10" table:formula="of:=[.F68]/5000" office:value-type="float" office:value="0.0231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69]/5" office:value-type="float" office:value="2.6024" calcext:value-type="float">
            <text:p>2.60</text:p>
          </table:table-cell>
          <table:table-cell table:style-name="ce10" table:formula="of:=[.C69]/10" office:value-type="float" office:value="1.4984" calcext:value-type="float">
            <text:p>1.50</text:p>
          </table:table-cell>
          <table:table-cell table:style-name="ce10" table:formula="of:=[.D69]/100" office:value-type="float" office:value="0.25548" calcext:value-type="float">
            <text:p>0.26</text:p>
          </table:table-cell>
          <table:table-cell table:style-name="ce10" table:formula="of:=[.E69]/1000" office:value-type="float" office:value="0.05048" calcext:value-type="float">
            <text:p>0.05</text:p>
          </table:table-cell>
          <table:table-cell table:style-name="ce10" table:formula="of:=[.F69]/5000" office:value-type="float" office:value="0.0242816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70]/5" office:value-type="float" office:value="3.4168" calcext:value-type="float">
            <text:p>3.42</text:p>
          </table:table-cell>
          <table:table-cell table:style-name="ce10" table:formula="of:=[.C70]/10" office:value-type="float" office:value="1.5248" calcext:value-type="float">
            <text:p>1.52</text:p>
          </table:table-cell>
          <table:table-cell table:style-name="ce10" table:formula="of:=[.D70]/100" office:value-type="float" office:value="0.49876" calcext:value-type="float">
            <text:p>0.50</text:p>
          </table:table-cell>
          <table:table-cell table:style-name="ce10" table:formula="of:=[.E70]/1000" office:value-type="float" office:value="0.047752" calcext:value-type="float">
            <text:p>0.05</text:p>
          </table:table-cell>
          <table:table-cell table:style-name="ce10" table:formula="of:=[.F70]/5000" office:value-type="float" office:value="0.02248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71]/5" office:value-type="float" office:value="5.6064" calcext:value-type="float">
            <text:p>5.61</text:p>
          </table:table-cell>
          <table:table-cell table:style-name="ce10" table:formula="of:=[.C71]/10" office:value-type="float" office:value="1.7676" calcext:value-type="float">
            <text:p>1.77</text:p>
          </table:table-cell>
          <table:table-cell table:style-name="ce10" table:formula="of:=[.D71]/100" office:value-type="float" office:value="0.23184" calcext:value-type="float">
            <text:p>0.23</text:p>
          </table:table-cell>
          <table:table-cell table:style-name="ce10" table:formula="of:=[.E71]/1000" office:value-type="float" office:value="0.052632" calcext:value-type="float">
            <text:p>0.05</text:p>
          </table:table-cell>
          <table:table-cell table:style-name="ce10" table:formula="of:=[.F71]/5000" office:value-type="float" office:value="0.0228552" calcext:value-type="float">
            <text:p>0.02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72]/5" office:value-type="float" office:value="3.1576" calcext:value-type="float">
            <text:p>3.16</text:p>
          </table:table-cell>
          <table:table-cell table:style-name="ce10" table:formula="of:=[.C72]/10" office:value-type="float" office:value="1.636" calcext:value-type="float">
            <text:p>1.64</text:p>
          </table:table-cell>
          <table:table-cell table:style-name="ce10" table:formula="of:=[.D72]/100" office:value-type="float" office:value="0.21612" calcext:value-type="float">
            <text:p>0.22</text:p>
          </table:table-cell>
          <table:table-cell table:style-name="ce10" table:formula="of:=[.E72]/1000" office:value-type="float" office:value="0.046412" calcext:value-type="float">
            <text:p>0.05</text:p>
          </table:table-cell>
          <table:table-cell table:style-name="ce10" table:formula="of:=[.F72]/5000" office:value-type="float" office:value="0.0249216" calcext:value-type="float">
            <text:p>0.02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78:.B87])" office:value-type="float" office:value="3.6512" calcext:value-type="float">
            <text:p>3.65</text:p>
          </table:table-cell>
          <table:table-cell table:style-name="ce10" table:formula="of:=AVERAGE([.C78:.C87])" office:value-type="float" office:value="1.61048" calcext:value-type="float">
            <text:p>1.61</text:p>
          </table:table-cell>
          <table:table-cell table:style-name="ce10" table:formula="of:=AVERAGE([.D78:.D87])" office:value-type="float" office:value="0.263416" calcext:value-type="float">
            <text:p>0.26</text:p>
          </table:table-cell>
          <table:table-cell table:style-name="ce10" table:formula="of:=AVERAGE([.E78:.E87])" office:value-type="float" office:value="0.050294" calcext:value-type="float">
            <text:p>0.05</text:p>
          </table:table-cell>
          <table:table-cell table:style-name="ce10" table:formula="of:=AVERAGE([.F78:.F87])" office:value-type="float" office:value="0.02369424" calcext:value-type="float">
            <text:p>0.02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Dokumen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2977" calcext:value-type="float">
            <text:p>2977</text:p>
          </table:table-cell>
          <table:table-cell office:value-type="float" office:value="14400" calcext:value-type="float">
            <text:p>14400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2950" calcext:value-type="float">
            <text:p>2950</text:p>
          </table:table-cell>
          <table:table-cell office:value-type="float" office:value="13690" calcext:value-type="float">
            <text:p>13690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7" calcext:value-type="float">
            <text:p>297</text:p>
          </table:table-cell>
          <table:table-cell office:value-type="float" office:value="2740" calcext:value-type="float">
            <text:p>2740</text:p>
          </table:table-cell>
          <table:table-cell office:value-type="float" office:value="14291" calcext:value-type="float">
            <text:p>14291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16" calcext:value-type="float">
            <text:p>316</text:p>
          </table:table-cell>
          <table:table-cell office:value-type="float" office:value="2999" calcext:value-type="float">
            <text:p>2999</text:p>
          </table:table-cell>
          <table:table-cell office:value-type="float" office:value="14751" calcext:value-type="float">
            <text:p>14751</text:p>
          </table:table-cell>
          <table:table-cell table:number-columns-repeated="10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3037" calcext:value-type="float">
            <text:p>3037</text:p>
          </table:table-cell>
          <table:table-cell office:value-type="float" office:value="14627" calcext:value-type="float">
            <text:p>14627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62" calcext:value-type="float">
            <text:p>362</text:p>
          </table:table-cell>
          <table:table-cell office:value-type="float" office:value="2802" calcext:value-type="float">
            <text:p>2802</text:p>
          </table:table-cell>
          <table:table-cell office:value-type="float" office:value="14023" calcext:value-type="float">
            <text:p>14023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2935" calcext:value-type="float">
            <text:p>2935</text:p>
          </table:table-cell>
          <table:table-cell office:value-type="float" office:value="14327" calcext:value-type="float">
            <text:p>1432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13" calcext:value-type="float">
            <text:p>313</text:p>
          </table:table-cell>
          <table:table-cell office:value-type="float" office:value="2917" calcext:value-type="float">
            <text:p>2917</text:p>
          </table:table-cell>
          <table:table-cell office:value-type="float" office:value="14980" calcext:value-type="float">
            <text:p>1498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09" calcext:value-type="float">
            <text:p>309</text:p>
          </table:table-cell>
          <table:table-cell office:value-type="float" office:value="2981" calcext:value-type="float">
            <text:p>2981</text:p>
          </table:table-cell>
          <table:table-cell office:value-type="float" office:value="14530" calcext:value-type="float">
            <text:p>14530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6" calcext:value-type="float">
            <text:p>256</text:p>
          </table:table-cell>
          <table:table-cell office:value-type="float" office:value="2980" calcext:value-type="float">
            <text:p>2980</text:p>
          </table:table-cell>
          <table:table-cell office:value-type="float" office:value="14442" calcext:value-type="float">
            <text:p>14442</text:p>
          </table:table-cell>
          <table:table-cell table:number-columns-repeated="10"/>
        </table:table-row>
        <table:table-row table:style-name="ro4">
          <table:table-cell table:style-name="ce9"/>
          <table:table-cell table:number-columns-repeated="15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Hasil Ekstraksi Triple per Kalimat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Dokum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" table:formula="of:=[.B94]/5" office:value-type="float" office:value="1.8" calcext:value-type="float">
            <text:p>1.80</text:p>
          </table:table-cell>
          <table:table-cell table:style-name="ce10" table:formula="of:=[.C94]/10" office:value-type="float" office:value="1.9" calcext:value-type="float">
            <text:p>1.90</text:p>
          </table:table-cell>
          <table:table-cell table:style-name="ce10" table:formula="of:=[.D94]/100" office:value-type="float" office:value="3.25" calcext:value-type="float">
            <text:p>3.25</text:p>
          </table:table-cell>
          <table:table-cell table:style-name="ce10" table:formula="of:=[.E94]/1000" office:value-type="float" office:value="2.977" calcext:value-type="float">
            <text:p>2.98</text:p>
          </table:table-cell>
          <table:table-cell table:style-name="ce10" table:formula="of:=[.F94]/5000" office:value-type="float" office:value="2.88" calcext:value-type="float">
            <text:p>2.88</text:p>
          </table:table-cell>
          <table:table-cell table:number-columns-repeated="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0" table:formula="of:=[.B95]/5" office:value-type="float" office:value="1.8" calcext:value-type="float">
            <text:p>1.80</text:p>
          </table:table-cell>
          <table:table-cell table:style-name="ce10" table:formula="of:=[.C95]/10" office:value-type="float" office:value="3" calcext:value-type="float">
            <text:p>3.00</text:p>
          </table:table-cell>
          <table:table-cell table:style-name="ce10" table:formula="of:=[.D95]/100" office:value-type="float" office:value="3.43" calcext:value-type="float">
            <text:p>3.43</text:p>
          </table:table-cell>
          <table:table-cell table:style-name="ce10" table:formula="of:=[.E95]/1000" office:value-type="float" office:value="2.95" calcext:value-type="float">
            <text:p>2.95</text:p>
          </table:table-cell>
          <table:table-cell table:style-name="ce10" table:formula="of:=[.F95]/5000" office:value-type="float" office:value="2.738" calcext:value-type="float">
            <text:p>2.74</text:p>
          </table:table-cell>
          <table:table-cell table:number-columns-repeated="1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10" table:formula="of:=[.B96]/5" office:value-type="float" office:value="1.6" calcext:value-type="float">
            <text:p>1.60</text:p>
          </table:table-cell>
          <table:table-cell table:style-name="ce10" table:formula="of:=[.C96]/10" office:value-type="float" office:value="3.2" calcext:value-type="float">
            <text:p>3.20</text:p>
          </table:table-cell>
          <table:table-cell table:style-name="ce10" table:formula="of:=[.D96]/100" office:value-type="float" office:value="2.97" calcext:value-type="float">
            <text:p>2.97</text:p>
          </table:table-cell>
          <table:table-cell table:style-name="ce10" table:formula="of:=[.E96]/1000" office:value-type="float" office:value="2.74" calcext:value-type="float">
            <text:p>2.74</text:p>
          </table:table-cell>
          <table:table-cell table:style-name="ce10" table:formula="of:=[.F96]/5000" office:value-type="float" office:value="2.8582" calcext:value-type="float">
            <text:p>2.86</text:p>
          </table:table-cell>
          <table:table-cell table:number-columns-repeated="1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0" table:formula="of:=[.B97]/5" office:value-type="float" office:value="2.4" calcext:value-type="float">
            <text:p>2.40</text:p>
          </table:table-cell>
          <table:table-cell table:style-name="ce10" table:formula="of:=[.C97]/10" office:value-type="float" office:value="3.7" calcext:value-type="float">
            <text:p>3.70</text:p>
          </table:table-cell>
          <table:table-cell table:style-name="ce10" table:formula="of:=[.D97]/100" office:value-type="float" office:value="3.16" calcext:value-type="float">
            <text:p>3.16</text:p>
          </table:table-cell>
          <table:table-cell table:style-name="ce10" table:formula="of:=[.E97]/1000" office:value-type="float" office:value="2.999" calcext:value-type="float">
            <text:p>3.00</text:p>
          </table:table-cell>
          <table:table-cell table:style-name="ce10" table:formula="of:=[.F97]/5000" office:value-type="float" office:value="2.9502" calcext:value-type="float">
            <text:p>2.95</text:p>
          </table:table-cell>
          <table:table-cell table:number-columns-repeated="1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0" table:formula="of:=[.B98]/5" office:value-type="float" office:value="1" calcext:value-type="float">
            <text:p>1.00</text:p>
          </table:table-cell>
          <table:table-cell table:style-name="ce10" table:formula="of:=[.C98]/10" office:value-type="float" office:value="4" calcext:value-type="float">
            <text:p>4.00</text:p>
          </table:table-cell>
          <table:table-cell table:style-name="ce10" table:formula="of:=[.D98]/100" office:value-type="float" office:value="3.02" calcext:value-type="float">
            <text:p>3.02</text:p>
          </table:table-cell>
          <table:table-cell table:style-name="ce10" table:formula="of:=[.E98]/1000" office:value-type="float" office:value="3.037" calcext:value-type="float">
            <text:p>3.04</text:p>
          </table:table-cell>
          <table:table-cell table:style-name="ce10" table:formula="of:=[.F98]/5000" office:value-type="float" office:value="2.9254" calcext:value-type="float">
            <text:p>2.93</text:p>
          </table:table-cell>
          <table:table-cell table:number-columns-repeated="1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0" table:formula="of:=[.B99]/5" office:value-type="float" office:value="2.4" calcext:value-type="float">
            <text:p>2.40</text:p>
          </table:table-cell>
          <table:table-cell table:style-name="ce10" table:formula="of:=[.C99]/10" office:value-type="float" office:value="4.3" calcext:value-type="float">
            <text:p>4.30</text:p>
          </table:table-cell>
          <table:table-cell table:style-name="ce10" table:formula="of:=[.D99]/100" office:value-type="float" office:value="3.62" calcext:value-type="float">
            <text:p>3.62</text:p>
          </table:table-cell>
          <table:table-cell table:style-name="ce10" table:formula="of:=[.E99]/1000" office:value-type="float" office:value="2.802" calcext:value-type="float">
            <text:p>2.80</text:p>
          </table:table-cell>
          <table:table-cell table:style-name="ce10" table:formula="of:=[.F99]/5000" office:value-type="float" office:value="2.8046" calcext:value-type="float">
            <text:p>2.80</text:p>
          </table:table-cell>
          <table:table-cell table:number-columns-repeated="1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0" table:formula="of:=[.B100]/5" office:value-type="float" office:value="2.2" calcext:value-type="float">
            <text:p>2.20</text:p>
          </table:table-cell>
          <table:table-cell table:style-name="ce10" table:formula="of:=[.C100]/10" office:value-type="float" office:value="3.7" calcext:value-type="float">
            <text:p>3.70</text:p>
          </table:table-cell>
          <table:table-cell table:style-name="ce10" table:formula="of:=[.D100]/100" office:value-type="float" office:value="2.96" calcext:value-type="float">
            <text:p>2.96</text:p>
          </table:table-cell>
          <table:table-cell table:style-name="ce10" table:formula="of:=[.E100]/1000" office:value-type="float" office:value="2.935" calcext:value-type="float">
            <text:p>2.94</text:p>
          </table:table-cell>
          <table:table-cell table:style-name="ce10" table:formula="of:=[.F100]/5000" office:value-type="float" office:value="2.8654" calcext:value-type="float">
            <text:p>2.87</text:p>
          </table:table-cell>
          <table:table-cell table:number-columns-repeated="1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table:formula="of:=[.B101]/5" office:value-type="float" office:value="3.2" calcext:value-type="float">
            <text:p>3.20</text:p>
          </table:table-cell>
          <table:table-cell table:style-name="ce10" table:formula="of:=[.C101]/10" office:value-type="float" office:value="1.3" calcext:value-type="float">
            <text:p>1.30</text:p>
          </table:table-cell>
          <table:table-cell table:style-name="ce10" table:formula="of:=[.D101]/100" office:value-type="float" office:value="3.13" calcext:value-type="float">
            <text:p>3.13</text:p>
          </table:table-cell>
          <table:table-cell table:style-name="ce10" table:formula="of:=[.E101]/1000" office:value-type="float" office:value="2.917" calcext:value-type="float">
            <text:p>2.92</text:p>
          </table:table-cell>
          <table:table-cell table:style-name="ce10" table:formula="of:=[.F101]/5000" office:value-type="float" office:value="2.996" calcext:value-type="float">
            <text:p>3.00</text:p>
          </table:table-cell>
          <table:table-cell table:number-columns-repeated="1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0" table:formula="of:=[.B102]/5" office:value-type="float" office:value="4.8" calcext:value-type="float">
            <text:p>4.80</text:p>
          </table:table-cell>
          <table:table-cell table:style-name="ce10" table:formula="of:=[.C102]/10" office:value-type="float" office:value="3" calcext:value-type="float">
            <text:p>3.00</text:p>
          </table:table-cell>
          <table:table-cell table:style-name="ce10" table:formula="of:=[.D102]/100" office:value-type="float" office:value="3.09" calcext:value-type="float">
            <text:p>3.09</text:p>
          </table:table-cell>
          <table:table-cell table:style-name="ce10" table:formula="of:=[.E102]/1000" office:value-type="float" office:value="2.981" calcext:value-type="float">
            <text:p>2.98</text:p>
          </table:table-cell>
          <table:table-cell table:style-name="ce10" table:formula="of:=[.F102]/5000" office:value-type="float" office:value="2.906" calcext:value-type="float">
            <text:p>2.91</text:p>
          </table:table-cell>
          <table:table-cell table:number-columns-repeated="1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0" table:formula="of:=[.B103]/5" office:value-type="float" office:value="4.6" calcext:value-type="float">
            <text:p>4.60</text:p>
          </table:table-cell>
          <table:table-cell table:style-name="ce10" table:formula="of:=[.C103]/10" office:value-type="float" office:value="3.1" calcext:value-type="float">
            <text:p>3.10</text:p>
          </table:table-cell>
          <table:table-cell table:style-name="ce10" table:formula="of:=[.D103]/100" office:value-type="float" office:value="2.56" calcext:value-type="float">
            <text:p>2.56</text:p>
          </table:table-cell>
          <table:table-cell table:style-name="ce10" table:formula="of:=[.E103]/1000" office:value-type="float" office:value="2.98" calcext:value-type="float">
            <text:p>2.98</text:p>
          </table:table-cell>
          <table:table-cell table:style-name="ce10" table:formula="of:=[.F103]/5000" office:value-type="float" office:value="2.8884" calcext:value-type="float">
            <text:p>2.89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Average</text:p>
          </table:table-cell>
          <table:table-cell table:style-name="ce10" table:formula="of:=AVERAGE([.B110:.B119])" office:value-type="float" office:value="2.58" calcext:value-type="float">
            <text:p>2.58</text:p>
          </table:table-cell>
          <table:table-cell table:style-name="ce10" table:formula="of:=AVERAGE([.C110:.C119])" office:value-type="float" office:value="3.12" calcext:value-type="float">
            <text:p>3.12</text:p>
          </table:table-cell>
          <table:table-cell table:style-name="ce10" table:formula="of:=AVERAGE([.D110:.D119])" office:value-type="float" office:value="3.119" calcext:value-type="float">
            <text:p>3.12</text:p>
          </table:table-cell>
          <table:table-cell table:style-name="ce10" table:formula="of:=AVERAGE([.E110:.E119])" office:value-type="float" office:value="2.9318" calcext:value-type="float">
            <text:p>2.93</text:p>
          </table:table-cell>
          <table:table-cell table:style-name="ce10" table:formula="of:=AVERAGE([.F110:.F119])" office:value-type="float" office:value="2.88122" calcext:value-type="float">
            <text:p>2.88</text:p>
          </table:table-cell>
          <table:table-cell table:number-columns-repeated="10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style-name="ce9" office:value-type="string" calcext:value-type="string">
            <text:p>Akurasi Ekstraksi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Triple Valid</text:p>
          </table:table-cell>
          <table:table-cell office:value-type="string" calcext:value-type="string">
            <text:p>Triple Invalid</text:p>
          </table:table-cell>
          <table:table-cell office:value-type="string" calcext:value-type="string">
            <text:p>Presisi</text:p>
          </table:table-cell>
          <table:table-cell table:number-columns-repeated="11"/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[.C126]+[.D126]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4" table:formula="of:=[.C126]/[.B126]" office:value-type="percentage" office:value="0.555555555555556" calcext:value-type="percentage">
            <text:p>55.56%</text:p>
          </table:table-cell>
          <table:table-cell table:number-columns-repeated="11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[.C127]+[.D127]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24" table:formula="of:=[.C127]/[.B127]" office:value-type="percentage" office:value="0.210526315789474" calcext:value-type="percentage">
            <text:p>21.05%</text:p>
          </table:table-cell>
          <table:table-cell table:number-columns-repeated="11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[.C128]+[.D128]" office:value-type="float" office:value="303" calcext:value-type="float">
            <text:p>303</text:p>
          </table:table-cell>
          <table:table-cell office:value-type="float" office:value="65" calcext:value-type="float">
            <text:p>65</text:p>
          </table:table-cell>
          <table:table-cell office:value-type="float" office:value="238" calcext:value-type="float">
            <text:p>238</text:p>
          </table:table-cell>
          <table:table-cell table:style-name="ce24" table:formula="of:=[.C128]/[.B128]" office:value-type="percentage" office:value="0.214521452145214" calcext:value-type="percentage">
            <text:p>21.45%</text:p>
          </table:table-cell>
          <table:table-cell table:number-columns-repeated="11"/>
        </table:table-row>
        <table:table-row table:style-name="ro4">
          <table:table-cell table:number-columns-repeated="3"/>
          <table:table-cell office:value-type="string" calcext:value-type="string">
            <text:p>Rata-tata</text:p>
          </table:table-cell>
          <table:table-cell table:style-name="ce24" table:formula="of:=AVERAGE([.E126:.E128])" office:value-type="percentage" office:value="0.326867774496748" calcext:value-type="percentage">
            <text:p>32.69%</text:p>
          </table:table-cell>
          <table:table-cell table:number-columns-repeated="11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office:value-type="string" calcext:value-type="string">
            <text:p>F1 score revisi</text:p>
          </table:table-cell>
          <table:table-cell table:number-columns-repeated="15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Mode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Logistic Regression</text:p>
          </table:table-cell>
          <table:table-cell office:value-type="float" office:value="0.64212962963" calcext:value-type="float">
            <text:p>0.64212962963</text:p>
          </table:table-cell>
          <table:table-cell office:value-type="float" office:value="0.280303030303" calcext:value-type="float">
            <text:p>0.280303030303</text:p>
          </table:table-cell>
          <table:table-cell office:value-type="float" office:value="0.390252619732" calcext:value-type="float">
            <text:p>0.390252619732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SVM</text:p>
          </table:table-cell>
          <table:table-cell office:value-type="float" office:value="0.685215053763" calcext:value-type="float">
            <text:p>0.685215053763</text:p>
          </table:table-cell>
          <table:table-cell office:value-type="float" office:value="0.416666666667" calcext:value-type="float">
            <text:p>0.416666666667</text:p>
          </table:table-cell>
          <table:table-cell office:value-type="float" office:value="0.518215824998" calcext:value-type="float">
            <text:p>0.518215824998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MLP</text:p>
          </table:table-cell>
          <table:table-cell office:value-type="float" office:value="0.546469104666" calcext:value-type="float">
            <text:p>0.546469104666</text:p>
          </table:table-cell>
          <table:table-cell office:value-type="float" office:value="0.462121212121" calcext:value-type="float">
            <text:p>0.462121212121</text:p>
          </table:table-cell>
          <table:table-cell office:value-type="float" office:value="0.500768172828" calcext:value-type="float">
            <text:p>0.500768172828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Random Forest</text:p>
          </table:table-cell>
          <table:table-cell office:value-type="float" office:value="0.623625470276" calcext:value-type="float">
            <text:p>0.623625470276</text:p>
          </table:table-cell>
          <table:table-cell office:value-type="float" office:value="0.583333333333" calcext:value-type="float">
            <text:p>0.583333333333</text:p>
          </table:table-cell>
          <table:table-cell office:value-type="float" office:value="0.602806861742" calcext:value-type="float">
            <text:p>0.602806861742</text:p>
          </table:table-cell>
          <table:table-cell table:number-columns-repeated="12"/>
        </table:table-row>
        <table:table-row table:style-name="ro4" table:number-rows-repeated="2">
          <table:table-cell table:number-columns-repeated="16"/>
        </table:table-row>
        <table:table-row table:style-name="ro4">
          <table:table-cell office:value-type="string" calcext:value-type="string">
            <text:p>Feature set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237151156759" calcext:value-type="float">
            <text:p>0.237151156759</text:p>
          </table:table-cell>
          <table:table-cell office:value-type="float" office:value="0.583333333333" calcext:value-type="float">
            <text:p>0.583333333333</text:p>
          </table:table-cell>
          <table:table-cell office:value-type="float" office:value="0.337210944135" calcext:value-type="float">
            <text:p>0.337210944135</text:p>
          </table:table-cell>
          <table:table-cell table:number-columns-repeated="1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291239316239" calcext:value-type="float">
            <text:p>0.291239316239</text:p>
          </table:table-cell>
          <table:table-cell office:value-type="float" office:value="0.659090909091" calcext:value-type="float">
            <text:p>0.659090909091</text:p>
          </table:table-cell>
          <table:table-cell office:value-type="float" office:value="0.403971547125" calcext:value-type="float">
            <text:p>0.403971547125</text:p>
          </table:table-cell>
          <table:table-cell table:number-columns-repeated="1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359552883324" calcext:value-type="float">
            <text:p>0.359552883324</text:p>
          </table:table-cell>
          <table:table-cell office:value-type="float" office:value="0.583333333333" calcext:value-type="float">
            <text:p>0.583333333333</text:p>
          </table:table-cell>
          <table:table-cell office:value-type="float" office:value="0.444887576536" calcext:value-type="float">
            <text:p>0.444887576536</text:p>
          </table:table-cell>
          <table:table-cell table:number-columns-repeated="1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427529674077" calcext:value-type="float">
            <text:p>0.427529674077</text:p>
          </table:table-cell>
          <table:table-cell office:value-type="float" office:value="0.530303030303" calcext:value-type="float">
            <text:p>0.530303030303</text:p>
          </table:table-cell>
          <table:table-cell office:value-type="float" office:value="0.473402673913" calcext:value-type="float">
            <text:p>0.473402673913</text:p>
          </table:table-cell>
          <table:table-cell table:number-columns-repeated="1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0.422627080522" calcext:value-type="float">
            <text:p>0.422627080522</text:p>
          </table:table-cell>
          <table:table-cell office:value-type="float" office:value="0.568181818182" calcext:value-type="float">
            <text:p>0.568181818182</text:p>
          </table:table-cell>
          <table:table-cell office:value-type="float" office:value="0.484713093187" calcext:value-type="float">
            <text:p>0.484713093187</text:p>
          </table:table-cell>
          <table:table-cell table:number-columns-repeated="1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559841890487" calcext:value-type="float">
            <text:p>0.559841890487</text:p>
          </table:table-cell>
          <table:table-cell office:value-type="float" office:value="0.55303030303" calcext:value-type="float">
            <text:p>0.55303030303</text:p>
          </table:table-cell>
          <table:table-cell office:value-type="float" office:value="0.556415250823" calcext:value-type="float">
            <text:p>0.556415250823</text:p>
          </table:table-cell>
          <table:table-cell table:number-columns-repeated="1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623625470276" calcext:value-type="float">
            <text:p>0.623625470276</text:p>
          </table:table-cell>
          <table:table-cell office:value-type="float" office:value="0.583333333333" calcext:value-type="float">
            <text:p>0.583333333333</text:p>
          </table:table-cell>
          <table:table-cell office:value-type="float" office:value="0.602806861742" calcext:value-type="float">
            <text:p>0.602806861742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All</text:p>
          </table:table-cell>
          <table:table-cell office:value-type="float" office:value="0.564092461256" calcext:value-type="float">
            <text:p>0.564092461256</text:p>
          </table:table-cell>
          <table:table-cell office:value-type="float" office:value="0.484848484848" calcext:value-type="float">
            <text:p>0.484848484848</text:p>
          </table:table-cell>
          <table:table-cell office:value-type="float" office:value="0.521477164506" calcext:value-type="float">
            <text:p>0.521477164506</text:p>
          </table:table-cell>
          <table:table-cell table:number-columns-repeated="12"/>
        </table:table-row>
        <table:table-row table:style-name="ro4">
          <table:table-cell table:number-columns-repeated="16"/>
        </table:table-row>
        <table:table-row table:style-name="ro4">
          <table:table-cell office:value-type="string" calcext:value-type="string">
            <text:p>Information:</text:p>
          </table:table-cell>
          <table:table-cell table:number-columns-repeated="1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  <table:table-cell table:number-columns-repeated="1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  <table:table-cell table:number-columns-repeated="1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  <table:table-cell table:number-columns-repeated="1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  <table:table-cell table:number-columns-repeated="1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3, 5, 6, 10, 11, 12, 14, 17, 18, 19, 20, 21, 22, 23]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  <table:table-cell table:number-columns-repeated="13"/>
        </table:table-row>
      </table:table>
      <table:table table:name="Sheet4" table:style-name="ta1">
        <table:table-column table:style-name="co8" table:default-cell-style-name="ce13"/>
        <table:table-column table:style-name="co9" table:default-cell-style-name="ce14"/>
        <table:table-column table:style-name="co10" table:default-cell-style-name="ce14"/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eature Indexe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Current POS tag + Head POS tag</text:p>
          </table:table-cell>
          <table:table-cell office:value-type="string" calcext:value-type="string">
            <text:p>[0, 2, 10, 12, 17, 19]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urrent POS tag + Head POS tag + DepRel</text:p>
          </table:table-cell>
          <table:table-cell office:value-type="string" calcext:value-type="string">
            <text:p>[0, 1, 2, 10, 11, 12, 17, 18, 19]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urrent POS tag + Head POS tag + DepRel + Named-Entity</text:p>
          </table:table-cell>
          <table:table-cell office:value-type="string" calcext:value-type="string">
            <text:p>[0, 1, 2, 3, 10, 11, 12, 13, 17, 18, 19, 20]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urrent POS tag + Head POS tag + DepRel + Named-Entity + Distance from Predicate</text:p>
          </table:table-cell>
          <table:table-cell office:value-type="string" calcext:value-type="string">
            <text:p>[0, 1, 2, 3, 5, 10, 11, 12, 13, 17, 18, 19, 20, 22]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Current POS tag + Head POS tag + DepRel + Named-Entity + Distance from Predicate + Dependents Count</text:p>
          </table:table-cell>
          <table:table-cell office:value-type="string" calcext:value-type="string">
            <text:p>[0, 1, 2, 3, 4, 5, 10, 11, 12, 13, 14, 17, 18, 19, 20, 21, 22]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Current POS tag + Head POS tag + DepRel + Distance from Predicate + Dependents Count + Dependency with Predicate</text:p>
          </table:table-cell>
          <table:table-cell office:value-type="string" calcext:value-type="string">
            <text:p>[0, 1, 2, 4, 5, 6, 10, 11, 12, 14, 17, 18, 19, 21, 22, 23]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Current POS tag + Head POS tag + DepRel + Subject and Object Named-Entities + Distance from Predicate + Dependents Count Predicate and Object + Dependency with Predicate</text:p>
          </table:table-cell>
          <table:table-cell office:value-type="string" calcext:value-type="string">
            <text:p>[0, 1, 2, 4, 5, 6, 10, 11, 12, 14, 17, 18, 19, 20, 21, 22, 23]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Current POS tag + Head POS tag + DepRel + Named-Entity + Distance from Predicate + Dependents Count + Neighbouring POS tags + Dependency with Predicate</text:p>
          </table:table-cell>
          <table:table-cell office:value-type="string" calcext:value-type="string">
            <text:p>[0, 1, 2, 3, 4, 5, 6, 7, 8, 9, 10, 11, 12, 13, 14, 15, 16, 17, 18, 19, 20, 21, 22, 23, 24, 25, 26]</text:p>
          </table:table-cell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eet5" table:style-name="ta1">
        <table:shapes>
          <draw:frame draw:z-index="0" draw:style-name="gr1" draw:text-style-name="P1" svg:width="438.86pt" svg:height="363.37pt" svg:x="549.98pt" svg:y="24.89pt">
            <loext:p draw:notify-on-update-of-ranges="Sheet5.A2:Sheet5.A4 Sheet5.B1:Sheet5.B1 Sheet5.B2:Sheet5.B4 Sheet5.D1:Sheet5.D1 Sheet5.D2:Sheet5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Jumlah kalimat</text:p>
          </table:table-cell>
          <table:table-cell office:value-type="string" calcext:value-type="string">
            <text:p>Jumlah Triple</text:p>
          </table:table-cell>
          <table:table-cell office:value-type="string" calcext:value-type="string">
            <text:p>Total (detik)</text:p>
          </table:table-cell>
          <table:table-cell office:value-type="string" calcext:value-type="string">
            <text:p>Waktu Ekstraksi per Kalimat</text:p>
          </table:table-cell>
          <table:table-cell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2" office:value-type="float" office:value="7" calcext:value-type="float">
            <text:p>7 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4">
          <table:table-cell table:style-name="ce11" office:value-type="float" office:value="138" calcext:value-type="float">
            <text:p>138</text:p>
          </table:table-cell>
          <table:table-cell table:style-name="ce12" office:value-type="float" office:value="429" calcext:value-type="float">
            <text:p>429 </text:p>
          </table:table-cell>
          <table:table-cell office:value-type="float" office:value="11.3" calcext:value-type="float">
            <text:p>11.3</text:p>
          </table:table-cell>
          <table:table-cell office:value-type="float" office:value="0.082" calcext:value-type="float">
            <text:p>0.082</text:p>
          </table:table-cell>
          <table:table-cell/>
        </table:table-row>
        <table:table-row table:style-name="ro4">
          <table:table-cell table:style-name="ce11" office:value-type="float" office:value="5593" calcext:value-type="float">
            <text:p>5,593</text:p>
          </table:table-cell>
          <table:table-cell table:style-name="ce12" office:value-type="float" office:value="19403" calcext:value-type="float">
            <text:p>19,403 </text:p>
          </table:table-cell>
          <table:table-cell office:value-type="float" office:value="78.6" calcext:value-type="float">
            <text:p>78.6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 table:number-rows-repeated="2">
          <table:table-cell table:number-columns-repeated="4"/>
          <table:table-cell table:style-name="ce15"/>
        </table:table-row>
        <table:table-row table:style-name="ro4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20:41:55.008383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34:39.152921387</meta:creation-date>
    <dc:date>2017-09-02T20:59:57.788507865</dc:date>
    <meta:editing-duration>P1DT3H41M20S</meta:editing-duration>
    <meta:editing-cycles>36</meta:editing-cycles>
    <meta:generator>LibreOffice/5.3.1.2$Linux_X86_64 LibreOffice_project/30m0$Build-2</meta:generator>
    <meta:document-statistic meta:table-count="5" meta:cell-count="720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83cm" svg:height="12.82cm" xlink:href=".." xlink:type="simple" chart:class="chart:bar" chart:style-name="ch1">
        <chart:title svg:x="5.022cm" svg:y="0.305cm" chart:style-name="ch2">
          <text:p>Uji Waktu Proses</text:p>
        </chart:title>
        <chart:legend svg:x="3.372cm" svg:y="1.519cm" style:legend-expansion="custom" chartooo:width="8.844cm" chartooo:height="1.195cm" style:legend-expansion-aspect-ratio="7.40083682008368" chart:style-name="ch3"/>
        <chart:plot-area chart:style-name="ch4" table:cell-range-address="Sheet5.A2:Sheet5.B4 Sheet5.A1:Sheet5.B1 Sheet5.D1:Sheet5.D4" chart:data-source-has-labels="both" svg:x="1.009cm" svg:y="2.858cm" svg:width="12.667cm" svg:height="8.569cm">
          <chartooo:coordinate-region svg:x="2.398cm" svg:y="3.032cm" svg:width="10.55cm" svg:height="7.801cm"/>
          <chart:axis chart:dimension="x" chart:name="primary-x" chart:style-name="ch5" chartooo:axis-type="auto">
            <chartooo:date-scale/>
            <chart:title svg:x="5.155cm" svg:y="11.683cm" chart:style-name="ch6">
              <text:p>Jumlah Kalimat per Dokumen</text:p>
            </chart:title>
            <chart:categories table:cell-range-address="Sheet5.A2:Sheet5.A4"/>
          </chart:axis>
          <chart:axis chart:dimension="y" chart:name="primary-y" chart:style-name="ch7">
            <chart:title svg:x="0.192cm" svg:y="8.694cm" chart:style-name="ch8">
              <text:p>Jumlah Triple (buah)</text:p>
            </chart:title>
            <chart:grid chart:style-name="ch9" chart:class="major"/>
          </chart:axis>
          <chart:axis chart:dimension="y" chart:name="secondary-y" chart:style-name="ch10">
            <chart:title svg:x="13.985cm" svg:y="9.686cm" chart:style-name="ch8">
              <text:p>Waktu Ekstraksi per Kalimat (detik)</text:p>
            </chart:title>
          </chart:axis>
          <chart:series chart:attached-axis="primary-y" chart:style-name="ch11" chart:values-cell-range-address="Sheet5.B2:Sheet5.B4" chart:label-cell-address="Sheet5.B1:Sheet5.B1" chart:class="chart:bar">
            <chart:data-point chart:repeated="3"/>
          </chart:series>
          <chart:series chart:attached-axis="secondary-y" chart:style-name="ch12" chart:values-cell-range-address="Sheet5.D2:Sheet5.D4" chart:label-cell-address="Sheet5.D1:Sheet5.D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mlah Triple</text:p>
                <draw:g>
                  <svg:desc>Sheet5.B1:Sheet5.B1</svg:desc>
                </draw:g>
              </table:table-cell>
              <table:table-cell office:value-type="string">
                <text:p>Waktu Ekstraksi per Kalimat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5.A2:Sheet5.A4</svg:desc>
                </draw:g>
              </table:table-cell>
              <table:table-cell office:value-type="float" office:value="7">
                <text:p>7</text:p>
                <draw:g>
                  <svg:desc>Sheet5.B2:Sheet5.B4</svg:desc>
                </draw:g>
              </table:table-cell>
              <table:table-cell office:value-type="float" office:value="0.8">
                <text:p>0.8</text:p>
                <draw:g>
                  <svg:desc>Sheet5.D2:Sheet5.D4</svg:desc>
                </draw:g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29">
                <text:p>42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5593">
                <text:p>5593</text:p>
              </table:table-cell>
              <table:table-cell office:value-type="float" office:value="19403">
                <text:p>1940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86cm" svg:height="12.919cm" xlink:href=".." xlink:type="simple" chart:class="chart:line" chart:style-name="ch1">
        <chart:title svg:x="7.415cm" svg:y="0.393cm" chart:style-name="ch2">
          <text:p>F1 Score Standard Deviation</text:p>
        </chart:title>
        <chart:subtitle svg:x="8.103cm" svg:y="1.405cm" chart:style-name="ch3">
          <text:p>In k-Fold cross-validation</text:p>
        </chart:subtitle>
        <chart:legend chart:legend-position="bottom" svg:x="5.641cm" svg:y="12.189cm" style:legend-expansion="wide" chart:style-name="ch4"/>
        <chart:plot-area chart:style-name="ch5" table:cell-range-address="Sheet3.A9:Sheet3.F13" chart:data-source-has-labels="both" svg:x="1.628cm" svg:y="2.493cm" svg:width="16.927cm" svg:height="8.369cm">
          <chartooo:coordinate-region svg:x="2.54cm" svg:y="2.666cm" svg:width="15.828cm" svg:height="7.602cm"/>
          <chart:axis chart:dimension="x" chart:name="primary-x" chart:style-name="ch6" chartooo:axis-type="auto">
            <chartooo:date-scale/>
            <chart:title svg:x="9.954cm" svg:y="11.12cm" chart:style-name="ch7">
              <text:p>k</text:p>
            </chart:title>
            <chart:categories table:cell-range-address="Sheet3.B9:Sheet3.F9"/>
          </chart:axis>
          <chart:axis chart:dimension="y" chart:name="primary-y" chart:style-name="ch8">
            <chart:title svg:x="0.707cm" svg:y="8.348cm" chart:style-name="ch9">
              <text:p>F1 Standard Deviation</text:p>
            </chart:title>
            <chart:grid chart:style-name="ch10" chart:class="major"/>
          </chart:axis>
          <chart:series chart:style-name="ch11" chart:values-cell-range-address="Sheet3.B10:Sheet3.F10" chart:label-cell-address="Sheet3.A10:Sheet3.A10" chart:class="chart:line">
            <chart:data-point chart:repeated="5"/>
          </chart:series>
          <chart:series chart:style-name="ch12" chart:values-cell-range-address="Sheet3.B11:Sheet3.F11" chart:label-cell-address="Sheet3.A11:Sheet3.A11" chart:class="chart:line">
            <chart:data-point chart:repeated="5"/>
          </chart:series>
          <chart:series chart:style-name="ch13" chart:values-cell-range-address="Sheet3.B12:Sheet3.F12" chart:label-cell-address="Sheet3.A12:Sheet3.A12" chart:class="chart:line">
            <chart:data-point chart:repeated="5"/>
          </chart:series>
          <chart:series chart:style-name="ch14" chart:values-cell-range-address="Sheet3.B13:Sheet3.F13" chart:label-cell-address="Sheet3.A13:Sheet3.A1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3.B9:Sheet3.F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Logreg</text:p>
                <draw:g>
                  <svg:desc>Sheet3.A10:Sheet3.A10</svg:desc>
                </draw:g>
              </table:table-cell>
              <table:table-cell office:value-type="float" office:value="0.0335760517799">
                <text:p>0.0335760517799</text:p>
                <draw:g>
                  <svg:desc>Sheet3.B10:Sheet3.F10</svg:desc>
                </draw:g>
              </table:table-cell>
              <table:table-cell office:value-type="float" office:value="0.0542545050619">
                <text:p>0.0542545050619</text:p>
              </table:table-cell>
              <table:table-cell office:value-type="float" office:value="0.0584017522748">
                <text:p>0.0584017522748</text:p>
              </table:table-cell>
              <table:table-cell office:value-type="float" office:value="0.101671107859">
                <text:p>0.101671107859</text:p>
              </table:table-cell>
              <table:table-cell office:value-type="float" office:value="0.127680496395">
                <text:p>0.127680496395</text:p>
              </table:table-cell>
            </table:table-row>
            <table:table-row>
              <table:table-cell office:value-type="string">
                <text:p>SVM</text:p>
                <draw:g>
                  <svg:desc>Sheet3.A11:Sheet3.A11</svg:desc>
                </draw:g>
              </table:table-cell>
              <table:table-cell office:value-type="float" office:value="0.00961810466761">
                <text:p>0.00961810466761</text:p>
                <draw:g>
                  <svg:desc>Sheet3.B11:Sheet3.F11</svg:desc>
                </draw:g>
              </table:table-cell>
              <table:table-cell office:value-type="float" office:value="0.0230845337548">
                <text:p>0.0230845337548</text:p>
              </table:table-cell>
              <table:table-cell office:value-type="float" office:value="0.0596656580466">
                <text:p>0.0596656580466</text:p>
              </table:table-cell>
              <table:table-cell office:value-type="float" office:value="0.134803272561">
                <text:p>0.134803272561</text:p>
              </table:table-cell>
              <table:table-cell office:value-type="float" office:value="0.146987718047">
                <text:p>0.146987718047</text:p>
              </table:table-cell>
            </table:table-row>
            <table:table-row>
              <table:table-cell office:value-type="string">
                <text:p>MLP</text:p>
                <draw:g>
                  <svg:desc>Sheet3.A12:Sheet3.A12</svg:desc>
                </draw:g>
              </table:table-cell>
              <table:table-cell office:value-type="float" office:value="0.0257289879931">
                <text:p>0.0257289879931</text:p>
                <draw:g>
                  <svg:desc>Sheet3.B12:Sheet3.F12</svg:desc>
                </draw:g>
              </table:table-cell>
              <table:table-cell office:value-type="float" office:value="0.0647544699378">
                <text:p>0.0647544699378</text:p>
              </table:table-cell>
              <table:table-cell office:value-type="float" office:value="0.0979205771553">
                <text:p>0.0979205771553</text:p>
              </table:table-cell>
              <table:table-cell office:value-type="float" office:value="0.148237895026">
                <text:p>0.148237895026</text:p>
              </table:table-cell>
              <table:table-cell office:value-type="float" office:value="0.148072588017">
                <text:p>0.148072588017</text:p>
              </table:table-cell>
            </table:table-row>
            <table:table-row>
              <table:table-cell office:value-type="string">
                <text:p>Random Forest</text:p>
                <draw:g>
                  <svg:desc>Sheet3.A13:Sheet3.A13</svg:desc>
                </draw:g>
              </table:table-cell>
              <table:table-cell office:value-type="float" office:value="0.0387343153301">
                <text:p>0.0387343153301</text:p>
                <draw:g>
                  <svg:desc>Sheet3.B13:Sheet3.F13</svg:desc>
                </draw:g>
              </table:table-cell>
              <table:table-cell office:value-type="float" office:value="0.0850980984703">
                <text:p>0.0850980984703</text:p>
              </table:table-cell>
              <table:table-cell office:value-type="float" office:value="0.115475187242">
                <text:p>0.115475187242</text:p>
              </table:table-cell>
              <table:table-cell office:value-type="float" office:value="0.131360635539">
                <text:p>0.131360635539</text:p>
              </table:table-cell>
              <table:table-cell office:value-type="float" office:value="0.228217306541">
                <text:p>0.2282173065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5cm" chart:style-name="ch2">
          <text:p>End-to-End System Test</text:p>
        </chart:title>
        <chart:legend chart:legend-position="bottom" svg:x="1.64cm" svg:y="8.27cm" style:legend-expansion="wide" chart:style-name="ch3"/>
        <chart:plot-area chart:style-name="ch4" table:cell-range-address="Sheet3.B77:Sheet3.F77 Sheet3.B88:Sheet3.F88 Sheet3.B120:Sheet3.F120" chart:data-source-has-labels="both" svg:x="1.279cm" svg:y="1.248cm" svg:width="13.572cm" svg:height="5.913cm">
          <chartooo:coordinate-region svg:x="2.191cm" svg:y="1.422cm" svg:width="11.747cm" svg:height="5.145cm"/>
          <chart:axis chart:dimension="x" chart:name="primary-x" chart:style-name="ch5" chartooo:axis-type="auto">
            <chartooo:date-scale/>
            <chart:title svg:x="6.553cm" svg:y="7.341cm" chart:style-name="ch6">
              <text:p>Number of sentence</text:p>
            </chart:title>
            <chart:categories table:cell-range-address="Sheet3.B77:Sheet3.F77"/>
          </chart:axis>
          <chart:axis chart:dimension="y" chart:name="primary-y" chart:style-name="ch7">
            <chart:title svg:x="0.451cm" svg:y="5.042cm" chart:style-name="ch8">
              <text:p>Second (s)</text:p>
            </chart:title>
            <chart:grid chart:style-name="ch9" chart:class="major"/>
          </chart:axis>
          <chart:axis chart:dimension="y" chart:name="secondary-y" chart:style-name="ch10">
            <chart:title svg:x="15.171cm" svg:y="5.544cm" chart:style-name="ch8">
              <text:p>Number of Triples</text:p>
            </chart:title>
          </chart:axis>
          <chart:series chart:attached-axis="primary-y" chart:style-name="ch11" chart:values-cell-range-address="Sheet3.B88:Sheet3.F88" loext:label-string="&quot;Average Process Time per Sentence&quot;" chart:class="chart:line">
            <chart:data-point chart:repeated="5"/>
          </chart:series>
          <chart:series chart:attached-axis="secondary-y" chart:style-name="ch12" chart:values-cell-range-address="Sheet3.B120:Sheet3.F120" loext:label-string="&quot;Average of Triples per Sentence&quot;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rocess Time per Sentence</text:p>
              </table:table-cell>
              <table:table-cell office:value-type="string">
                <text:p>Average of Triples per Sentence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3.B77:Sheet3.F77</svg:desc>
                </draw:g>
              </table:table-cell>
              <table:table-cell office:value-type="float" office:value="3.6512">
                <text:p>3.6512</text:p>
                <draw:g>
                  <svg:desc>Sheet3.B88:Sheet3.F88</svg:desc>
                </draw:g>
              </table:table-cell>
              <table:table-cell office:value-type="float" office:value="2.58">
                <text:p>2.58</text:p>
                <draw:g>
                  <svg:desc>Sheet3.B120:Sheet3.F1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1048">
                <text:p>1.6104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63416">
                <text:p>0.263416</text:p>
              </table:table-cell>
              <table:table-cell office:value-type="float" office:value="3.119">
                <text:p>3.11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0294">
                <text:p>0.050294</text:p>
              </table:table-cell>
              <table:table-cell office:value-type="float" office:value="2.9318">
                <text:p>2.931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2369424">
                <text:p>0.02369424</text:p>
              </table:table-cell>
              <table:table-cell office:value-type="float" office:value="2.88122">
                <text:p>2.88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